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Mono" svg:font-family="'Liberation Mono'" style:font-family-generic="modern" style:font-pitch="fixed"/>
    <style:font-face style:name="WenQuanYi Micro Hei Mono" svg:font-family="'WenQuanYi Micro Hei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Horizontal_20_Line">
      <style:text-properties fo:font-size="18pt" style:font-size-asian="18pt" style:font-size-complex="18pt"/>
    </style:style>
    <style:style style:name="T1" style:family="text">
      <style:text-properties style:text-position="-33% 8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D4 – Les tableaux</text:p>
      <text:h text:style-name="Heading_20_4" text:outline-level="4">Exercice n° 1 (Recherche du maximum)</text:h>
      <text:p text:style-name="Text_20_body">Écrire une fonction <text:span text:style-name="Teletype">maxtab</text:span> qui recherche la valeur maximale contenue dans un tableau de flottants (<text:span text:style-name="Teletype">float</text:span>). La fonction prendra en paramètre le tableau et sa taille. Elle retourna la valeur maximale. Inclure cette fonction dans un programme qui remplit un tableau avec des valeurs pseudo-aléatoires et qui l'utilise. </text:p>
      <text:h text:style-name="Heading_20_4" text:outline-level="4">Exercice n° 2 (Recherche d'un élément)</text:h>
      <text:p text:style-name="Text_20_body">Écrire une fonction <text:span text:style-name="Teletype">search</text:span> qui recherche une valeur particulière dans un tableau de flottants (<text:span text:style-name="Teletype">float</text:span>). La fonction prendra en paramètre le tableau, sa taille et la valeur à rechercher. Elle retourna une valeur entière qui sera une position de la valeur dans le tableau si elle est présente dans le tableau et -1 sinon. Inclure cette fonction dans un programme qui saisit les valeurs du tableau et la valeur à rechercher. </text:p>
      <text:h text:style-name="Heading_20_4" text:outline-level="4">Exercice n° 3 (Recopie de tableaux)</text:h>
      <text:p text:style-name="Text_20_body">Écrire une fonction <text:span text:style-name="Teletype">copytab</text:span> qui recopie un tableau dans un autre. Cette fonction prend en paramètre les deux tableaux et le nombre d'éléments à copier. </text:p>
      <text:h text:style-name="Heading_20_4" text:outline-level="4">Exercice n° 4 (Fonction <text:span text:style-name="Teletype">map</text:span>)</text:h>
      <text:p text:style-name="Text_20_body">Écrire une fonction <text:span text:style-name="Teletype">map</text:span> qui applique une fonction sur un tableau d'entiers. La fonction <text:span text:style-name="Teletype">map</text:span> prend en paramètre une fonction <text:span text:style-name="Teletype">f</text:span>, un tableau d'entiers ainsi que la taille du tableau. La fonction <text:span text:style-name="Teletype">f</text:span> prend un entier en paramètre et retourne un entier. Si le tableau contient les valeurs x<text:span text:style-name="T1">0</text:span>, x<text:span text:style-name="T1">1</text:span>, x<text:span text:style-name="T1">2</text:span>,..., x<text:span text:style-name="T1">n</text:span>, le tableau contient après l'appel les valeurs f(x<text:span text:style-name="T1">0</text:span>), f(x<text:span text:style-name="T1">1</text:span>), f(x<text:span text:style-name="T1">2</text:span>),..., f(x<text:span text:style-name="T1">n</text:span>). </text:p>
      <text:h text:style-name="Heading_20_4" text:outline-level="4">Exercice n° 5 (Fonction <text:span text:style-name="Teletype">itarray</text:span>)</text:h>
      <text:p text:style-name="Text_20_body">Écrire une fonction <text:span text:style-name="Teletype">itarray</text:span> qui calcule l'itération d'une fonction à deux arguments sur un tableau d'entiers. La fonction <text:span text:style-name="Teletype">itarray</text:span> prend en paramètre une fonction <text:span text:style-name="Teletype">f</text:span>, un tableau d'entiers ainsi que la taille du tableau. La fonction <text:span text:style-name="Teletype">f</text:span> prend deux entiers en paramètre et retourne un entier. Si le tableau contient les valeurs x<text:span text:style-name="T1">0</text:span>,x<text:span text:style-name="T1">1</text:span>,x<text:span text:style-name="T1">2</text:span>,...,x<text:span text:style-name="T1">n</text:span>, la fonction <text:span text:style-name="Teletype">itarray</text:span> retourne la valeur </text:p>
      <text:p text:style-name="P1">f(f(... f(f(x<text:span text:style-name="T1">0</text:span>,x<text:span text:style-name="T1">1</text:span>),x<text:span text:style-name="T1">2</text:span>),...)x<text:span text:style-name="T1">n</text:span>). </text:p>
      <text:p text:style-name="Text_20_body">Si la taille du tableau est respectivement 1, 2, 3 ou 4 la fonction <text:span text:style-name="Teletype">itarray</text:span> retourne repsectivement les valeurs x<text:span text:style-name="T1">0</text:span>, f(x<text:span text:style-name="T1">0</text:span>, x<text:span text:style-name="T1">1</text:span>), f(f(x<text:span text:style-name="T1">0</text:span>, x<text:span text:style-name="T1">1</text:span>), x<text:span text:style-name="T1">2</text:span>) et f(f(f(x<text:span text:style-name="T1">0</text:span>, x<text:span text:style-name="T1">1</text:span>), x<text:span text:style-name="T1">2</text:span>), x<text:span text:style-name="T1">3</text:span>). Comment utiliser cette fonction <text:span text:style-name="Teletype">itarray</text:span> pour calculer, le maximum, la somme ou le produit des éléments d'un tableau ? </text:p>
      <text:h text:style-name="Heading_20_4" text:outline-level="4">Exercice n° 5 (Inversion d'un tableau)</text:h>
      <text:p text:style-name="Text_20_body">Écrire une fonction <text:span text:style-name="Teletype">inverse</text:span> qui inverse l'ordre des éléments dans un tableau de flottants. Cette fonction prendra en paramètre le tableau et sa taille. Après l'appel à la fonction <text:span text:style-name="Teletype">inverse</text:span>, le tableau contient les mêmes valeurs mais placées dans l'ordre inverse. Ainsi si le tableau contient les valeurs <text:span text:style-name="Teletype">[2.1, 3.4, 5.6, 7.8, 9.1, 7.4]</text:span>, il devra ensuite contenir les valeurs <text:span text:style-name="Teletype">[7.4, 9.1, 7.8, 5.6, 3.4, 2.1]</text:span>. </text:p>
      <text:h text:style-name="Heading_20_4" text:outline-level="4"><text:soft-page-break/>Exercice n° 6 (Insertion dans un tableau)</text:h>
      <text:p text:style-name="Text_20_body">Écrire une fonction <text:span text:style-name="Teletype">insere</text:span> qui insère une nouvelle valeur dans un tableau trié de flottants. Cette fonction prendra en paramètre le tableau, le nombre d'éléments déjà présents dans le tableau et la nouvelle valeur. Elle suppose que le tableau de taille assez grande et que les valeurs sont triées dans le tableau. Utiliser cette fonction avec un programme qui insère au fur et à mesure des valeurs saisies par l'utilisateur puis qui les affiche dans l'ordre.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Mono" svg:font-family="'Liberation Mono'" style:font-family-generic="modern" style:font-pitch="fixed"/>
    <style:font-face style:name="WenQuanYi Micro Hei Mono" svg:font-family="'WenQuanYi Micro Hei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WenQuanYi Micro Hei" style:font-family-asian="'WenQuanYi Micro Hei'"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06pt double #808080" text:number-lines="false" text:line-number="0" style:join-border="false"/>
      <style:text-properties fo:font-size="6pt" style:font-size-asian="6pt" style:font-size-complex="6pt"/>
    </style:style>
    <style:style style:name="Teletype" style:family="text">
      <style:text-properties style:font-name="Liberation Mono" fo:font-family="'Liberation Mono'" style:font-family-generic="modern" style:font-pitch="fixed" style:font-name-asian="WenQuanYi Micro Hei Mono" style:font-family-asian="'WenQuanYi Micro Hei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10T11:15:11.310819936</meta:creation-date>
    <dc:date>2019-01-10T11:17:36.485004247</dc:date>
    <meta:editing-duration>PT2M25S</meta:editing-duration>
    <meta:editing-cycles>1</meta:editing-cycles>
    <meta:document-statistic meta:table-count="0" meta:image-count="0" meta:object-count="0" meta:page-count="2" meta:paragraph-count="17" meta:word-count="503" meta:character-count="3098" meta:non-whitespace-character-count="2602"/>
    <meta:generator>LibreOffice/6.0.6.2$Linux_X86_64 LibreOffice_project/00m0$Build-2</meta:generator>
  </office:meta>
</office:document-meta>
</file>